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31b4" officeooo:paragraph-rsid="001f31b4"/>
    </style:style>
    <style:style style:name="P2" style:family="paragraph" style:parent-style-name="Standard">
      <style:text-properties fo:font-weight="bold" officeooo:rsid="001f31b4" officeooo:paragraph-rsid="001f31b4" style:font-weight-asian="bold" style:font-weight-complex="bold"/>
    </style:style>
    <style:style style:name="P3" style:family="paragraph" style:parent-style-name="Standard">
      <style:text-properties fo:font-weight="bold" officeooo:rsid="00211c63" officeooo:paragraph-rsid="00211c63" style:font-weight-asian="bold" style:font-weight-complex="bold"/>
    </style:style>
    <style:style style:name="P4" style:family="paragraph" style:parent-style-name="Standard">
      <style:text-properties fo:font-weight="normal" officeooo:rsid="001f31b4" officeooo:paragraph-rsid="001f31b4" style:font-weight-asian="normal" style:font-weight-complex="normal"/>
    </style:style>
    <style:style style:name="P5" style:family="paragraph" style:parent-style-name="Standard">
      <style:text-properties fo:font-weight="normal" officeooo:rsid="001f31b4" officeooo:paragraph-rsid="00211c63" style:font-weight-asian="normal" style:font-weight-complex="normal"/>
    </style:style>
    <style:style style:name="P6" style:family="paragraph" style:parent-style-name="Standard">
      <style:text-properties fo:font-weight="normal" officeooo:rsid="00211c63" officeooo:paragraph-rsid="00211c63" style:font-weight-asian="normal" style:font-weight-complex="normal"/>
    </style:style>
    <style:style style:name="P7" style:family="paragraph" style:parent-style-name="Standard">
      <style:text-properties style:font-name="Liberation Serif" fo:font-size="12pt" fo:font-weight="normal" officeooo:rsid="00211c63" officeooo:paragraph-rsid="00211c63" style:font-size-asian="12pt" style:font-weight-asian="normal" style:font-size-complex="12pt" style:font-weight-complex="normal"/>
    </style:style>
    <style:style style:name="P8" style:family="paragraph" style:parent-style-name="Standard">
      <style:text-properties style:font-name="Liberation Serif" fo:font-size="12pt" fo:font-weight="normal" officeooo:rsid="00248811" officeooo:paragraph-rsid="00248811" style:font-size-asian="12pt" style:font-weight-asian="normal" style:font-size-complex="12pt" style:font-weight-complex="normal"/>
    </style:style>
    <style:style style:name="P9" style:family="paragraph" style:parent-style-name="Standard">
      <style:text-properties style:font-name="Liberation Serif" fo:font-size="12pt" fo:font-weight="normal" officeooo:rsid="00263d56" officeooo:paragraph-rsid="00263d56" style:font-size-asian="12pt" style:font-weight-asian="normal" style:font-size-complex="12pt" style:font-weight-complex="normal"/>
    </style:style>
    <style:style style:name="P10" style:family="paragraph" style:parent-style-name="Standard">
      <style:text-properties style:font-name="Liberation Serif" fo:font-size="12pt" fo:font-weight="normal" officeooo:rsid="00291251" officeooo:paragraph-rsid="00291251" style:font-size-asian="12pt" style:font-weight-asian="normal" style:font-size-complex="12pt" style:font-weight-complex="normal"/>
    </style:style>
    <style:style style:name="P11" style:family="paragraph" style:parent-style-name="Standard">
      <style:text-properties style:font-name="Liberation Serif" fo:font-size="12pt" fo:font-weight="normal" officeooo:rsid="00291251" officeooo:paragraph-rsid="002a2e82" style:font-size-asian="12pt" style:font-weight-asian="normal" style:font-size-complex="12pt" style:font-weight-complex="normal"/>
    </style:style>
    <style:style style:name="P12" style:family="paragraph" style:parent-style-name="Standard">
      <style:text-properties style:font-name="Liberation Serif" fo:font-size="12pt" fo:font-weight="bold" officeooo:rsid="00211c63" officeooo:paragraph-rsid="00211c63" style:font-size-asian="12pt" style:font-weight-asian="bold" style:font-size-complex="12pt" style:font-weight-complex="bold"/>
    </style:style>
    <style:style style:name="P13" style:family="paragraph" style:parent-style-name="Standard">
      <style:text-properties style:font-name="Liberation Serif" fo:font-size="12pt" fo:font-weight="bold" officeooo:rsid="002452d9" officeooo:paragraph-rsid="002452d9" style:font-size-asian="12pt" style:font-weight-asian="bold" style:font-size-complex="12pt" style:font-weight-complex="bold"/>
    </style:style>
    <style:style style:name="P14" style:family="paragraph" style:parent-style-name="Standard">
      <style:text-properties style:font-name="Liberation Serif" fo:font-size="12pt" fo:font-weight="bold" officeooo:rsid="00248811" officeooo:paragraph-rsid="00263d56" style:font-size-asian="12pt" style:font-weight-asian="bold" style:font-size-complex="12pt" style:font-weight-complex="bold"/>
    </style:style>
    <style:style style:name="P15" style:family="paragraph" style:parent-style-name="Standard">
      <style:text-properties fo:font-variant="normal" fo:text-transform="none" style:font-name="Liberation Serif" fo:font-size="12pt" fo:letter-spacing="normal" fo:font-style="normal" fo:font-weight="normal" officeooo:rsid="00211c63" officeooo:paragraph-rsid="00211c63" style:font-size-asian="12pt" style:font-weight-asian="normal" style:font-size-complex="12pt" style:font-weight-complex="normal"/>
    </style:style>
    <style:style style:name="P16" style:family="paragraph" style:parent-style-name="Text_20_body" style:list-style-name="L1">
      <style:paragraph-properties fo:margin-left="0in" fo:margin-right="0in" fo:margin-top="0.0417in" fo:margin-bottom="0.0417in" loext:contextual-spacing="false" fo:text-align="start" style:justify-single-word="false" fo:orphans="2" fo:widows="2" fo:text-indent="0in" style:auto-text-indent="false" fo:padding="0in" fo:border="none"/>
      <style:text-properties fo:font-variant="normal" fo:text-transform="none" style:font-name="Liberation Serif" fo:font-size="12pt" fo:letter-spacing="normal" fo:font-style="normal" fo:font-weight="normal" style:font-size-asian="12pt" style:font-size-complex="12pt"/>
    </style:style>
    <style:style style:name="P17" style:family="paragraph" style:parent-style-name="Text_20_body" style:list-style-name="L1">
      <style:paragraph-properties fo:margin-left="0in" fo:margin-right="0in" fo:margin-top="0.0417in" fo:margin-bottom="0.0417in" loext:contextual-spacing="false" fo:text-align="start" style:justify-single-word="false" fo:orphans="2" fo:widows="2" fo:text-indent="0in" style:auto-text-indent="false" fo:padding="0in" fo:border="none"/>
      <style:text-properties fo:font-variant="normal" fo:text-transform="none" style:font-name="Liberation Serif" fo:font-size="12pt" fo:letter-spacing="normal" fo:font-style="normal" fo:font-weight="normal" officeooo:paragraph-rsid="00211c63" style:font-size-asian="12pt" style:font-size-complex="12pt"/>
    </style:style>
    <style:style style:name="P18" style:family="paragraph" style:parent-style-name="Standard" style:list-style-name="L1">
      <style:text-properties fo:font-variant="normal" fo:text-transform="none" style:font-name="Liberation Serif" fo:font-size="12pt" fo:letter-spacing="normal" fo:font-style="normal" fo:font-weight="normal" officeooo:paragraph-rsid="00211c63" style:font-size-asian="12pt" style:font-size-complex="12pt"/>
    </style:style>
    <style:style style:name="P19" style:family="paragraph" style:parent-style-name="Standard">
      <style:text-properties style:font-name="Liberation Serif" fo:font-size="12pt" fo:font-weight="normal" officeooo:rsid="002a2e82" officeooo:paragraph-rsid="002a2e82" style:font-size-asian="12pt" style:font-weight-asian="normal" style:font-size-complex="12pt" style:font-weight-complex="normal"/>
    </style:style>
    <style:style style:name="P20" style:family="paragraph" style:parent-style-name="Standard">
      <style:text-properties style:font-name="Liberation Serif" fo:font-size="12pt" fo:font-weight="normal" officeooo:rsid="002a2e82" officeooo:paragraph-rsid="002d9c6b"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211c63"/>
    </style:style>
    <style:style style:name="T4" style:family="text">
      <style:text-properties officeooo:rsid="002452d9"/>
    </style:style>
    <style:style style:name="T5" style:family="text">
      <style:text-properties officeooo:rsid="00271200"/>
    </style:style>
    <style:style style:name="T6" style:family="text">
      <style:text-properties officeooo:rsid="002a2e82"/>
    </style:style>
    <style:style style:name="T7" style:family="text">
      <style:text-properties officeooo:rsid="002c192a"/>
    </style:style>
    <style:style style:name="T8" style:family="text">
      <style:text-properties officeooo:rsid="002d9c6b"/>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Proposal <text:span text:style-name="T8">Revised</text:span></text:p>
      <text:p text:style-name="P1"/>
      <text:p text:style-name="P2">Title: <text:span text:style-name="T1">Syrian Refugee Crisis</text:span></text:p>
      <text:p text:style-name="P2"><text:s/></text:p>
      <text:p text:style-name="P2">Name: <text:span text:style-name="T1">Kerem Turgutlu<text:tab/></text:span>Email: <text:a xlink:type="simple" xlink:href="mailto:kcturgutlu@dons.usfca.edu" text:style-name="Internet_20_link" text:visited-style-name="Visited_20_Internet_20_Link"><text:span text:style-name="T1">kcturgutlu@dons.usfca.edu</text:span></text:a></text:p>
      <text:p text:style-name="P4"/>
      <text:p text:style-name="P2">Background and Research:</text:p>
      <text:p text:style-name="P2"/>
      <text:p text:style-name="P4">Syrian crisis is the biggest humanitarian crisis since World War II and it is a live problem that is still left unresolved. Every year level of crisis expands and war keeps going. As a student coming from Turkey, one <text:span text:style-name="T4">of </text:span>the neighboring countries of Syria and the country with the highest level of refugees, I had the chance to closely observe this issue year by year. In this project I hope to analyze data provided by non-profit humanitarian organizations and if time allows data from web in order to shed light to this problem and <text:span text:style-name="T7">I hope to</text:span> attract attention of more people to share this concern. </text:p>
      <text:p text:style-name="P4"/>
      <text:p text:style-name="P2">Project Objectives:</text:p>
      <text:p text:style-name="P2"/>
      <text:p text:style-name="P4">The main objective of this project is to create awareness for the refugee crisis and next to show patterns by summarizing and visualizing data in order to better understand the patterns behind it. </text:p>
      <text:p text:style-name="P4"/>
      <text:p text:style-name="P4">Some of the questions aimed to be answered:</text:p>
      <text:p text:style-name="P4"/>
      <text:p text:style-name="P4">- How is immigration from Syria since 2011? How this is related with events in the area and actions of the countries of interest.</text:p>
      <text:p text:style-name="P4">- <text:span text:style-name="T3">Who is affected the most from this crisis, which demographics ?</text:span></text:p>
      <text:p text:style-name="P4">- <text:span text:style-name="T3">What is the pattern of refugees, which paths do they follow ?</text:span></text:p>
      <text:p text:style-name="P5">- <text:span text:style-name="T3">How other countries react to this issue and what kind of actions do they take towards it ?</text:span></text:p>
      <text:p text:style-name="P5"/>
      <text:p text:style-name="P3">Data:</text:p>
      <text:p text:style-name="P3"/>
      <text:p text:style-name="P3">1) Data from UN High Commissioner for Refugees (UNHCR):</text:p>
      <text:p text:style-name="P6"/>
      <text:p text:style-name="P6"><text:span text:style-name="T2">source:</text:span> https://www.kaggle.com/unitednations/refugee-data</text:p>
      <text:p text:style-name="P15"/>
      <text:list xml:id="list5199218865489789464" text:style-name="L1">
        <text:list-item>
          <text:p text:style-name="P18">Asylum monthly applications opened (asylum_seekers_monthly.csv)</text:p>
        </text:list-item>
        <text:list-item>
          <text:p text:style-name="P17">Yearly progress through the refugee system (asylum_seekers.csv)</text:p>
        </text:list-item>
        <text:list-item>
          <text:p text:style-name="P17"><text:span text:style-name="T3">R</text:span>efugee demographics (demographics.csv)</text:p>
        </text:list-item>
        <text:list-item>
          <text:p text:style-name="P16">Yearly time series data on UNHCR’s populations of concern (time_series.csv)</text:p>
        </text:list-item>
        <text:list-item>
          <text:p text:style-name="P16">Yearly population statistics on refugees by residence and destination (persons_of_concern.csv)</text:p>
        </text:list-item>
        <text:list-item>
          <text:p text:style-name="P16">Yearly data on resettlement arrivals, with or without UNHCR assistance (resettlement.csv)</text:p>
        </text:list-item>
      </text:list>
      <text:p text:style-name="P7"/>
      <text:p text:style-name="P12">2) UN International Migration Data</text:p>
      <text:p text:style-name="P7"/>
      <text:p text:style-name="P7"><text:span text:style-name="T2">source:</text:span> <text:a xlink:type="simple" xlink:href="http://www.un.org/en/development/desa/population/migration/data/index.shtml" text:style-name="Internet_20_link" text:visited-style-name="Visited_20_Internet_20_Link">http://www.un.org/en/development/desa/population/migration/data/index.shtml</text:a></text:p>
      <text:p text:style-name="P7"/>
      <text:p text:style-name="P12"><text:soft-page-break/>Data Processing</text:p>
      <text:p text:style-name="P12"/>
      <text:p text:style-name="P7">Data provided from Kaggle is rather clean but still data types will be fixed, filters for individual graphs should be made, and necessary aggregations should be calculated. On the other, UN migration data has more unstructured format(excel) so if it is decided to be used a clean up in python is needed then it should be saved as a clean csv file.</text:p>
      <text:p text:style-name="P7"/>
      <text:p text:style-name="P13">Technology</text:p>
      <text:p text:style-name="P7"/>
      <text:p text:style-name="P8">Due to time concerns and advice from Alark I am leaving my hopes of doing D3 visualizations behind. Project will be implemented using plotly and ggplot.</text:p>
      <text:p text:style-name="P8"/>
      <text:p text:style-name="P14">Related Work</text:p>
      <text:p text:style-name="P7"/>
      <text:p text:style-name="P9">Even though there are already great visualizations about this issue online, my aim and motivation is to bring and gather the best practices together. I will be implementing them on my own and while doing that will try to <text:span text:style-name="T5">explore new insights. I also had seen some biased opinions and visualizations around the issue, so my second goal will be to point out this biases and reflect the truth as much as possible. One bias I’ve seen is people tend to emphasize Europe about the issue and say that most of the refugees are located in European countries, but the truth is that they are mostly located in nearby areas.</text:span></text:p>
      <text:p text:style-name="P9"/>
      <text:p text:style-name="P10">Here are some great resources for inspiration:</text:p>
      <text:p text:style-name="P10"/>
      <text:p text:style-name="P11">- <text:span text:style-name="T6">http://www.syria-visualized.com/</text:span></text:p>
      <text:p text:style-name="P19">- <text:a xlink:type="simple" xlink:href="https://www.lucify.com/the-flow-towards-europe/" text:style-name="Internet_20_link" text:visited-style-name="Visited_20_Internet_20_Link">https://www.lucify.com/the-flow-towards-europe/</text:a></text:p>
      <text:p text:style-name="P20">- <text:a xlink:type="simple" xlink:href="http://www.unhcr.org/innovation/10-infographics-that-show-the-insane-scale-of-the-global-displacement-crisis/" text:style-name="Internet_20_link" text:visited-style-name="Visited_20_Internet_20_Link"><text:span text:style-name="T8">http://www.unhcr.org/innovation/10-infographics-that-show-the-insane-scale-of-the-global-displacement-crisis/</text:span></text:a></text:p>
      <text:p text:style-name="P20">- <text:a xlink:type="simple" xlink:href="https://www.fastcompany.com/40423720/watch-the-movements-of-every-refugee-on-earth-since-the-year-2000" text:style-name="Internet_20_link" text:visited-style-name="Visited_20_Internet_20_Link"><text:span text:style-name="T8">https://www.fastcompany.com/40423720/watch-the-movements-of-every-refugee-on-earth-since-the-year-2000</text:span></text:a></text:p>
      <text:p text:style-name="P20"/>
      <text:p text:style-name="P10"/>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20:23:09.512554401</meta:creation-date>
    <dc:date>2018-04-19T00:56:01.161286245</dc:date>
    <meta:editing-duration>PT33M48S</meta:editing-duration>
    <meta:editing-cycles>11</meta:editing-cycles>
    <meta:generator>LibreOffice/5.1.6.2$Linux_X86_64 LibreOffice_project/10m0$Build-2</meta:generator>
    <meta:document-statistic meta:table-count="0" meta:image-count="0" meta:object-count="0" meta:page-count="2" meta:paragraph-count="35" meta:word-count="522" meta:character-count="3492" meta:non-whitespace-character-count="3007"/>
  </office:meta>
</office:document-meta>
</file>